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0486111111111cm" style:use-optimal-column-width="true"/>
    </style:style>
    <style:style style:name="co3" style:family="table-column">
      <style:table-column-properties fo:break-before="auto" style:column-width="2.62819444444444cm" style:use-optimal-column-width="true"/>
    </style:style>
    <style:style style:name="co4" style:family="table-column">
      <style:table-column-properties fo:break-before="auto" style:column-width="2.29305555555556cm" style:use-optimal-column-width="true"/>
    </style:style>
    <style:style style:name="co5" style:family="table-column">
      <style:table-column-properties fo:break-before="auto" style:column-width="2.57527777777778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art1" table:style-name="ta1">
        <table:shapes>
          <draw:frame draw:z-index="1" draw:id="id0" draw:style-name="a0" draw:name="Chart 1" svg:x="0in" svg:y="0in" svg:width="10.17025in" svg:height="6.6420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Chart2" table:style-name="ta1">
        <table:shapes>
          <draw:frame draw:z-index="1" draw:id="id1" draw:style-name="a1" draw:name="Chart 1" svg:x="0in" svg:y="0in" svg:width="10.17025in" svg:height="6.6420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entropy_output_python" table:style-name="ta1"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">
            <text:p>0 - 522000</text:p>
          </table:table-cell>
          <table:table-cell office:value-type="float" office:value="3.63418844530158" table:style-name="ce1">
            <text:p>3.634188445</text:p>
          </table:table-cell>
          <table:table-cell table:number-columns-repeated="3" table:style-name="ce1"/>
          <table:table-cell office:value-type="string" table:style-name="ce1">
            <text:p>No of characters</text:p>
          </table:table-cell>
          <table:table-cell office:value-type="string" table:style-name="ce1">
            <text:p>Entropy</text:p>
          </table:table-cell>
          <table:table-cell office:value-type="string" table:style-name="ce1">
            <text:p>mean</text:p>
          </table:table-cell>
          <table:table-cell office:value-type="string" table:style-name="ce1">
            <text:p>entropy -mean</text:p>
          </table:table-cell>
          <table:table-cell office:value-type="string" table:style-name="ce1">
            <text:p>variance<text:s/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1044000</text:p>
          </table:table-cell>
          <table:table-cell office:value-type="float" office:value="3.6435806500978098" table:style-name="ce1">
            <text:p>3.64358065</text:p>
          </table:table-cell>
          <table:table-cell table:number-columns-repeated="3" table:style-name="ce1"/>
          <table:table-cell office:value-type="float" office:value="522000" table:style-name="ce1">
            <text:p>522000</text:p>
          </table:table-cell>
          <table:table-cell office:value-type="float" office:value="3.63418844530158" table:style-name="ce1">
            <text:p>3.634188445</text:p>
          </table:table-cell>
          <table:table-cell office:value-type="float" office:value="3.622305106515924" table:formula="of:=AVERAGE([.G2:.G101])" table:style-name="ce1">
            <text:p>3.622305107</text:p>
          </table:table-cell>
          <table:table-cell office:value-type="float" office:value="1.1883338785656061E-2" table:formula="of:=[.G2]-[.H2]" table:style-name="ce1">
            <text:p>0.011883339</text:p>
          </table:table-cell>
          <table:table-cell office:value-type="float" office:value="1.4121374069467766E-4" table:formula="of:=[.I2]^2" table:style-name="ce1">
            <text:p>0.0001412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1566000</text:p>
          </table:table-cell>
          <table:table-cell office:value-type="float" office:value="3.6426756518516998" table:style-name="ce1">
            <text:p>3.642675652</text:p>
          </table:table-cell>
          <table:table-cell table:number-columns-repeated="3" table:style-name="ce1"/>
          <table:table-cell office:value-type="float" office:value="1044000" table:style-name="ce1">
            <text:p>1044000</text:p>
          </table:table-cell>
          <table:table-cell office:value-type="float" office:value="3.6435806500978098" table:style-name="ce1">
            <text:p>3.64358065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2.1275543581885881E-2" table:formula="of:=[.G3]-[.H3]" table:style-name="ce1">
            <text:p>0.021275544</text:p>
          </table:table-cell>
          <table:table-cell office:value-type="float" office:value="4.5264875470472547E-4" table:formula="of:=[.I3]^2" table:style-name="ce1">
            <text:p>0.0004526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2088000</text:p>
          </table:table-cell>
          <table:table-cell office:value-type="float" office:value="3.6169428506463901" table:style-name="ce1">
            <text:p>3.616942851</text:p>
          </table:table-cell>
          <table:table-cell table:number-columns-repeated="3" table:style-name="ce1"/>
          <table:table-cell office:value-type="float" office:value="1566000" table:style-name="ce1">
            <text:p>1566000</text:p>
          </table:table-cell>
          <table:table-cell office:value-type="float" office:value="3.6426756518516998" table:style-name="ce1">
            <text:p>3.642675652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2.0370545335775869E-2" table:formula="of:=[.G4]-[.H4]" table:style-name="ce1">
            <text:p>0.020370545</text:p>
          </table:table-cell>
          <table:table-cell office:value-type="float" office:value="4.1495911727690001E-4" table:formula="of:=[.I4]^2" table:style-name="ce1">
            <text:p>0.0004149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2610000</text:p>
          </table:table-cell>
          <table:table-cell office:value-type="float" office:value="3.5892121172795401" table:style-name="ce1">
            <text:p>3.589212117</text:p>
          </table:table-cell>
          <table:table-cell table:number-columns-repeated="3" table:style-name="ce1"/>
          <table:table-cell office:value-type="float" office:value="2088000" table:style-name="ce1">
            <text:p>2088000</text:p>
          </table:table-cell>
          <table:table-cell office:value-type="float" office:value="3.6169428506463901" table:style-name="ce1">
            <text:p>3.616942851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5.3622558695338718E-3" table:formula="of:=[.G5]-[.H5]" table:style-name="ce1">
            <text:p>-0.005362256</text:p>
          </table:table-cell>
          <table:table-cell office:value-type="float" office:value="2.8753788010350461E-5" table:formula="of:=[.I5]^2" table:style-name="ce1">
            <text:p>2.87538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3132000</text:p>
          </table:table-cell>
          <table:table-cell office:value-type="float" office:value="3.57285236606194" table:style-name="ce1">
            <text:p>3.572852366</text:p>
          </table:table-cell>
          <table:table-cell table:number-columns-repeated="3" table:style-name="ce1"/>
          <table:table-cell office:value-type="float" office:value="2610000" table:style-name="ce1">
            <text:p>2610000</text:p>
          </table:table-cell>
          <table:table-cell office:value-type="float" office:value="3.5892121172795401" table:style-name="ce1">
            <text:p>3.589212117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3.3092989236383819E-2" table:formula="of:=[.G6]-[.H6]" table:style-name="ce1">
            <text:p>-0.033092989</text:p>
          </table:table-cell>
          <table:table-cell office:value-type="float" office:value="1.0951459365994153E-3" table:formula="of:=[.I6]^2" table:style-name="ce1">
            <text:p>0.0010951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3654000</text:p>
          </table:table-cell>
          <table:table-cell office:value-type="float" office:value="3.5811352344568901" table:style-name="ce1">
            <text:p>3.581135234</text:p>
          </table:table-cell>
          <table:table-cell table:number-columns-repeated="3" table:style-name="ce1"/>
          <table:table-cell office:value-type="float" office:value="3132000" table:style-name="ce1">
            <text:p>3132000</text:p>
          </table:table-cell>
          <table:table-cell office:value-type="float" office:value="3.57285236606194" table:style-name="ce1">
            <text:p>3.572852366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4.9452740453983957E-2" table:formula="of:=[.G7]-[.H7]" table:style-name="ce1">
            <text:p>-0.04945274</text:p>
          </table:table-cell>
          <table:table-cell office:value-type="float" office:value="2.4455735384091015E-3" table:formula="of:=[.I7]^2" table:style-name="ce1">
            <text:p>0.0024455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4176000</text:p>
          </table:table-cell>
          <table:table-cell office:value-type="float" office:value="3.59803886591552" table:style-name="ce1">
            <text:p>3.598038866</text:p>
          </table:table-cell>
          <table:table-cell table:style-name="ce1"/>
          <table:table-cell office:value-type="string" table:style-name="ce1">
            <text:p><text:s/></text:p>
          </table:table-cell>
          <table:table-cell table:style-name="ce1"/>
          <table:table-cell office:value-type="float" office:value="3654000" table:style-name="ce1">
            <text:p>3654000</text:p>
          </table:table-cell>
          <table:table-cell office:value-type="float" office:value="3.5811352344568901" table:style-name="ce1">
            <text:p>3.581135234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4.1169872059033885E-2" table:formula="of:=[.G8]-[.H8]" table:style-name="ce1">
            <text:p>-0.041169872</text:p>
          </table:table-cell>
          <table:table-cell office:value-type="float" office:value="1.694958365357219E-3" table:formula="of:=[.I8]^2" table:style-name="ce1">
            <text:p>0.0016949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4698000</text:p>
          </table:table-cell>
          <table:table-cell office:value-type="float" office:value="3.5927231303615401" table:style-name="ce1">
            <text:p>3.59272313</text:p>
          </table:table-cell>
          <table:table-cell table:number-columns-repeated="3" table:style-name="ce1"/>
          <table:table-cell office:value-type="float" office:value="4176000" table:style-name="ce1">
            <text:p>4176000</text:p>
          </table:table-cell>
          <table:table-cell office:value-type="float" office:value="3.59803886591552" table:style-name="ce1">
            <text:p>3.598038866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2.4266240600403943E-2" table:formula="of:=[.G9]-[.H9]" table:style-name="ce1">
            <text:p>-0.024266241</text:p>
          </table:table-cell>
          <table:table-cell office:value-type="float" office:value="5.8885043287669274E-4" table:formula="of:=[.I9]^2" table:style-name="ce1">
            <text:p>0.000588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5220000</text:p>
          </table:table-cell>
          <table:table-cell office:value-type="float" office:value="3.5869408563145102" table:style-name="ce1">
            <text:p>3.586940856</text:p>
          </table:table-cell>
          <table:table-cell table:number-columns-repeated="3" table:style-name="ce1"/>
          <table:table-cell office:value-type="float" office:value="4698000" table:style-name="ce1">
            <text:p>4698000</text:p>
          </table:table-cell>
          <table:table-cell office:value-type="float" office:value="3.5927231303615401" table:style-name="ce1">
            <text:p>3.59272313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2.9581976154383849E-2" table:formula="of:=[.G10]-[.H10]" table:style-name="ce1">
            <text:p>-0.029581976</text:p>
          </table:table-cell>
          <table:table-cell office:value-type="float" office:value="8.7509331319853467E-4" table:formula="of:=[.I10]^2" table:style-name="ce1">
            <text:p>0.00087509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5742000</text:p>
          </table:table-cell>
          <table:table-cell office:value-type="float" office:value="3.5900688980634299" table:style-name="ce1">
            <text:p>3.590068898</text:p>
          </table:table-cell>
          <table:table-cell table:number-columns-repeated="3" table:style-name="ce1"/>
          <table:table-cell office:value-type="float" office:value="5220000" table:style-name="ce1">
            <text:p>5220000</text:p>
          </table:table-cell>
          <table:table-cell office:value-type="float" office:value="3.5869408563145102" table:style-name="ce1">
            <text:p>3.586940856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3.5364250201413761E-2" table:formula="of:=[.G11]-[.H11]" table:style-name="ce1">
            <text:p>-0.03536425</text:p>
          </table:table-cell>
          <table:table-cell office:value-type="float" office:value="1.2506301923081932E-3" table:formula="of:=[.I11]^2" table:style-name="ce1">
            <text:p>0.001250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6264000</text:p>
          </table:table-cell>
          <table:table-cell office:value-type="float" office:value="3.5944266460587002" table:style-name="ce1">
            <text:p>3.594426646</text:p>
          </table:table-cell>
          <table:table-cell table:number-columns-repeated="3" table:style-name="ce1"/>
          <table:table-cell office:value-type="float" office:value="5742000" table:style-name="ce1">
            <text:p>5742000</text:p>
          </table:table-cell>
          <table:table-cell office:value-type="float" office:value="3.5900688980634299" table:style-name="ce1">
            <text:p>3.590068898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3.2236208452494086E-2" table:formula="of:=[.G12]-[.H12]" table:style-name="ce1">
            <text:p>-0.032236208</text:p>
          </table:table-cell>
          <table:table-cell office:value-type="float" office:value="1.0391731353926511E-3" table:formula="of:=[.I12]^2" table:style-name="ce1">
            <text:p>0.0010391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6786000</text:p>
          </table:table-cell>
          <table:table-cell office:value-type="float" office:value="3.5987009485343999" table:style-name="ce1">
            <text:p>3.598700949</text:p>
          </table:table-cell>
          <table:table-cell table:number-columns-repeated="3" table:style-name="ce1"/>
          <table:table-cell office:value-type="float" office:value="6264000" table:style-name="ce1">
            <text:p>6264000</text:p>
          </table:table-cell>
          <table:table-cell office:value-type="float" office:value="3.5944266460587002" table:style-name="ce1">
            <text:p>3.594426646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2.7878460457223753E-2" table:formula="of:=[.G13]-[.H13]" table:style-name="ce1">
            <text:p>-0.02787846</text:p>
          </table:table-cell>
          <table:table-cell office:value-type="float" office:value="7.7720855746498839E-4" table:formula="of:=[.I13]^2" table:style-name="ce1">
            <text:p>0.0007772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7308000</text:p>
          </table:table-cell>
          <table:table-cell office:value-type="float" office:value="3.6002674537636499" table:style-name="ce1">
            <text:p>3.600267454</text:p>
          </table:table-cell>
          <table:table-cell table:number-columns-repeated="3" table:style-name="ce1"/>
          <table:table-cell office:value-type="float" office:value="6786000" table:style-name="ce1">
            <text:p>6786000</text:p>
          </table:table-cell>
          <table:table-cell office:value-type="float" office:value="3.5987009485343999" table:style-name="ce1">
            <text:p>3.598700949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2.3604157981524043E-2" table:formula="of:=[.G14]-[.H14]" table:style-name="ce1">
            <text:p>-0.023604158</text:p>
          </table:table-cell>
          <table:table-cell office:value-type="float" office:value="5.5715627401674522E-4" table:formula="of:=[.I14]^2" table:style-name="ce1">
            <text:p>0.0005571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7830000</text:p>
          </table:table-cell>
          <table:table-cell office:value-type="float" office:value="3.6042809461438199" table:style-name="ce1">
            <text:p>3.604280946</text:p>
          </table:table-cell>
          <table:table-cell table:number-columns-repeated="3" table:style-name="ce1"/>
          <table:table-cell office:value-type="float" office:value="7308000" table:style-name="ce1">
            <text:p>7308000</text:p>
          </table:table-cell>
          <table:table-cell office:value-type="float" office:value="3.6002674537636499" table:style-name="ce1">
            <text:p>3.600267454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2.2037652752274095E-2" table:formula="of:=[.G15]-[.H15]" table:style-name="ce1">
            <text:p>-0.022037653</text:p>
          </table:table-cell>
          <table:table-cell office:value-type="float" office:value="4.85658138829814E-4" table:formula="of:=[.I15]^2" table:style-name="ce1">
            <text:p>0.0004856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8352000</text:p>
          </table:table-cell>
          <table:table-cell office:value-type="float" office:value="3.6127886424401598" table:style-name="ce1">
            <text:p>3.612788642</text:p>
          </table:table-cell>
          <table:table-cell table:number-columns-repeated="3" table:style-name="ce1"/>
          <table:table-cell office:value-type="float" office:value="7830000" table:style-name="ce1">
            <text:p>7830000</text:p>
          </table:table-cell>
          <table:table-cell office:value-type="float" office:value="3.6042809461438199" table:style-name="ce1">
            <text:p>3.604280946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1.8024160372104081E-2" table:formula="of:=[.G16]-[.H16]" table:style-name="ce1">
            <text:p>-0.01802416</text:p>
          </table:table-cell>
          <table:table-cell office:value-type="float" office:value="3.2487035711932711E-4" table:formula="of:=[.I16]^2" table:style-name="ce1">
            <text:p>0.000324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8874000</text:p>
          </table:table-cell>
          <table:table-cell office:value-type="float" office:value="3.6144199538986901" table:style-name="ce1">
            <text:p>3.614419954</text:p>
          </table:table-cell>
          <table:table-cell table:number-columns-repeated="3" table:style-name="ce1"/>
          <table:table-cell office:value-type="float" office:value="8352000" table:style-name="ce1">
            <text:p>8352000</text:p>
          </table:table-cell>
          <table:table-cell office:value-type="float" office:value="3.6127886424401598" table:style-name="ce1">
            <text:p>3.612788642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9.5164640757641195E-3" table:formula="of:=[.G17]-[.H17]" table:style-name="ce1">
            <text:p>-0.009516464</text:p>
          </table:table-cell>
          <table:table-cell office:value-type="float" office:value="9.0563088505309032E-5" table:formula="of:=[.I17]^2" table:style-name="ce1">
            <text:p>9.05631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9396000</text:p>
          </table:table-cell>
          <table:table-cell office:value-type="float" office:value="3.6143220885185698" table:style-name="ce1">
            <text:p>3.614322089</text:p>
          </table:table-cell>
          <table:table-cell table:number-columns-repeated="3" table:style-name="ce1"/>
          <table:table-cell office:value-type="float" office:value="8874000" table:style-name="ce1">
            <text:p>8874000</text:p>
          </table:table-cell>
          <table:table-cell office:value-type="float" office:value="3.6144199538986901" table:style-name="ce1">
            <text:p>3.614419954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7.8851526172338815E-3" table:formula="of:=[.G18]-[.H18]" table:style-name="ce1">
            <text:p>-0.007885153</text:p>
          </table:table-cell>
          <table:table-cell office:value-type="float" office:value="6.2175631797070329E-5" table:formula="of:=[.I18]^2" table:style-name="ce1">
            <text:p>6.21756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9918000</text:p>
          </table:table-cell>
          <table:table-cell office:value-type="float" office:value="3.6138817283787401" table:style-name="ce1">
            <text:p>3.613881728</text:p>
          </table:table-cell>
          <table:table-cell table:number-columns-repeated="3" table:style-name="ce1"/>
          <table:table-cell office:value-type="float" office:value="9396000" table:style-name="ce1">
            <text:p>9396000</text:p>
          </table:table-cell>
          <table:table-cell office:value-type="float" office:value="3.6143220885185698" table:style-name="ce1">
            <text:p>3.614322089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7.9830179973541249E-3" table:formula="of:=[.G19]-[.H19]" table:style-name="ce1">
            <text:p>-0.007983018</text:p>
          </table:table-cell>
          <table:table-cell office:value-type="float" office:value="6.3728576346079867E-5" table:formula="of:=[.I19]^2" table:style-name="ce1">
            <text:p>6.37286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10440000</text:p>
          </table:table-cell>
          <table:table-cell office:value-type="float" office:value="3.6136964311458" table:style-name="ce1">
            <text:p>3.613696431</text:p>
          </table:table-cell>
          <table:table-cell table:number-columns-repeated="3" table:style-name="ce1"/>
          <table:table-cell office:value-type="float" office:value="9918000" table:style-name="ce1">
            <text:p>9918000</text:p>
          </table:table-cell>
          <table:table-cell office:value-type="float" office:value="3.6138817283787401" table:style-name="ce1">
            <text:p>3.613881728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8.4233781371838568E-3" table:formula="of:=[.G20]-[.H20]" table:style-name="ce1">
            <text:p>-0.008423378</text:p>
          </table:table-cell>
          <table:table-cell office:value-type="float" office:value="7.095329924198698E-5" table:formula="of:=[.I20]^2" table:style-name="ce1">
            <text:p>7.09533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10962000</text:p>
          </table:table-cell>
          <table:table-cell office:value-type="float" office:value="3.61255904314182" table:style-name="ce1">
            <text:p>3.612559043</text:p>
          </table:table-cell>
          <table:table-cell table:number-columns-repeated="3" table:style-name="ce1"/>
          <table:table-cell office:value-type="float" office:value="10440000" table:style-name="ce1">
            <text:p>10440000</text:p>
          </table:table-cell>
          <table:table-cell office:value-type="float" office:value="3.6136964311458" table:style-name="ce1">
            <text:p>3.613696431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8.6086753701239971E-3" table:formula="of:=[.G21]-[.H21]" table:style-name="ce1">
            <text:p>-0.008608675</text:p>
          </table:table-cell>
          <table:table-cell office:value-type="float" office:value="7.4109291628179536E-5" table:formula="of:=[.I21]^2" table:style-name="ce1">
            <text:p>7.41093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11484000</text:p>
          </table:table-cell>
          <table:table-cell office:value-type="float" office:value="3.6139393286083301" table:style-name="ce1">
            <text:p>3.613939329</text:p>
          </table:table-cell>
          <table:table-cell table:number-columns-repeated="3" table:style-name="ce1"/>
          <table:table-cell office:value-type="float" office:value="10962000" table:style-name="ce1">
            <text:p>10962000</text:p>
          </table:table-cell>
          <table:table-cell office:value-type="float" office:value="3.61255904314182" table:style-name="ce1">
            <text:p>3.612559043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9.746063374103997E-3" table:formula="of:=[.G22]-[.H22]" table:style-name="ce1">
            <text:p>-0.009746063</text:p>
          </table:table-cell>
          <table:table-cell office:value-type="float" office:value="9.4985751292051384E-5" table:formula="of:=[.I22]^2" table:style-name="ce1">
            <text:p>9.49858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12006000</text:p>
          </table:table-cell>
          <table:table-cell office:value-type="float" office:value="3.6131855227911198" table:style-name="ce1">
            <text:p>3.613185523</text:p>
          </table:table-cell>
          <table:table-cell table:number-columns-repeated="3" table:style-name="ce1"/>
          <table:table-cell office:value-type="float" office:value="11484000" table:style-name="ce1">
            <text:p>11484000</text:p>
          </table:table-cell>
          <table:table-cell office:value-type="float" office:value="3.6139393286083301" table:style-name="ce1">
            <text:p>3.613939329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8.3657779075938521E-3" table:formula="of:=[.G23]-[.H23]" table:style-name="ce1">
            <text:p>-0.008365778</text:p>
          </table:table-cell>
          <table:table-cell office:value-type="float" office:value="6.9986239999185365E-5" table:formula="of:=[.I23]^2" table:style-name="ce1">
            <text:p>6.99862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12528000</text:p>
          </table:table-cell>
          <table:table-cell office:value-type="float" office:value="3.6124721680606799" table:style-name="ce1">
            <text:p>3.612472168</text:p>
          </table:table-cell>
          <table:table-cell table:number-columns-repeated="3" table:style-name="ce1"/>
          <table:table-cell office:value-type="float" office:value="12006000" table:style-name="ce1">
            <text:p>12006000</text:p>
          </table:table-cell>
          <table:table-cell office:value-type="float" office:value="3.6131855227911198" table:style-name="ce1">
            <text:p>3.613185523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9.1195837248041478E-3" table:formula="of:=[.G24]-[.H24]" table:style-name="ce1">
            <text:p>-0.009119584</text:p>
          </table:table-cell>
          <table:table-cell office:value-type="float" office:value="8.316680731371269E-5" table:formula="of:=[.I24]^2" table:style-name="ce1">
            <text:p>8.31668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13050000</text:p>
          </table:table-cell>
          <table:table-cell office:value-type="float" office:value="3.6126087102362399" table:style-name="ce1">
            <text:p>3.61260871</text:p>
          </table:table-cell>
          <table:table-cell table:number-columns-repeated="3" table:style-name="ce1"/>
          <table:table-cell office:value-type="float" office:value="12528000" table:style-name="ce1">
            <text:p>12528000</text:p>
          </table:table-cell>
          <table:table-cell office:value-type="float" office:value="3.6124721680606799" table:style-name="ce1">
            <text:p>3.612472168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9.8329384552440224E-3" table:formula="of:=[.G25]-[.H25]" table:style-name="ce1">
            <text:p>-0.009832938</text:p>
          </table:table-cell>
          <table:table-cell office:value-type="float" office:value="9.6686678664616708E-5" table:formula="of:=[.I25]^2" table:style-name="ce1">
            <text:p>9.66867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13572000</text:p>
          </table:table-cell>
          <table:table-cell office:value-type="float" office:value="3.61247338125728" table:style-name="ce1">
            <text:p>3.612473381</text:p>
          </table:table-cell>
          <table:table-cell table:number-columns-repeated="3" table:style-name="ce1"/>
          <table:table-cell office:value-type="float" office:value="13050000" table:style-name="ce1">
            <text:p>13050000</text:p>
          </table:table-cell>
          <table:table-cell office:value-type="float" office:value="3.6126087102362399" table:style-name="ce1">
            <text:p>3.61260871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9.6963962796841052E-3" table:formula="of:=[.G26]-[.H26]" table:style-name="ce1">
            <text:p>-0.009696396</text:p>
          </table:table-cell>
          <table:table-cell office:value-type="float" office:value="9.4020100812671753E-5" table:formula="of:=[.I26]^2" table:style-name="ce1">
            <text:p>9.40201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14094000</text:p>
          </table:table-cell>
          <table:table-cell office:value-type="float" office:value="3.6146472195593402" table:style-name="ce1">
            <text:p>3.61464722</text:p>
          </table:table-cell>
          <table:table-cell table:number-columns-repeated="3" table:style-name="ce1"/>
          <table:table-cell office:value-type="float" office:value="13572000" table:style-name="ce1">
            <text:p>13572000</text:p>
          </table:table-cell>
          <table:table-cell office:value-type="float" office:value="3.61247338125728" table:style-name="ce1">
            <text:p>3.612473381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9.831725258643953E-3" table:formula="of:=[.G27]-[.H27]" table:style-name="ce1">
            <text:p>-0.009831725</text:p>
          </table:table-cell>
          <table:table-cell office:value-type="float" office:value="9.66628215614575E-5" table:formula="of:=[.I27]^2" table:style-name="ce1">
            <text:p>9.66628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14616000</text:p>
          </table:table-cell>
          <table:table-cell office:value-type="float" office:value="3.61685281899662" table:style-name="ce1">
            <text:p>3.616852819</text:p>
          </table:table-cell>
          <table:table-cell table:number-columns-repeated="3" table:style-name="ce1"/>
          <table:table-cell office:value-type="float" office:value="14094000" table:style-name="ce1">
            <text:p>14094000</text:p>
          </table:table-cell>
          <table:table-cell office:value-type="float" office:value="3.6146472195593402" table:style-name="ce1">
            <text:p>3.61464722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7.6578869565837593E-3" table:formula="of:=[.G28]-[.H28]" table:style-name="ce1">
            <text:p>-0.007657887</text:p>
          </table:table-cell>
          <table:table-cell office:value-type="float" office:value="5.864323263981567E-5" table:formula="of:=[.I28]^2" table:style-name="ce1">
            <text:p>5.86432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15138000</text:p>
          </table:table-cell>
          <table:table-cell office:value-type="float" office:value="3.6166460050973899" table:style-name="ce1">
            <text:p>3.616646005</text:p>
          </table:table-cell>
          <table:table-cell table:number-columns-repeated="3" table:style-name="ce1"/>
          <table:table-cell office:value-type="float" office:value="14616000" table:style-name="ce1">
            <text:p>14616000</text:p>
          </table:table-cell>
          <table:table-cell office:value-type="float" office:value="3.61685281899662" table:style-name="ce1">
            <text:p>3.616852819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5.4522875193039333E-3" table:formula="of:=[.G29]-[.H29]" table:style-name="ce1">
            <text:p>-0.005452288</text:p>
          </table:table-cell>
          <table:table-cell office:value-type="float" office:value="2.972743919315744E-5" table:formula="of:=[.I29]^2" table:style-name="ce1">
            <text:p>2.97274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15660000</text:p>
          </table:table-cell>
          <table:table-cell office:value-type="float" office:value="3.6090922639731402" table:style-name="ce1">
            <text:p>3.609092264</text:p>
          </table:table-cell>
          <table:table-cell table:number-columns-repeated="3" table:style-name="ce1"/>
          <table:table-cell office:value-type="float" office:value="15138000" table:style-name="ce1">
            <text:p>15138000</text:p>
          </table:table-cell>
          <table:table-cell office:value-type="float" office:value="3.6166460050973899" table:style-name="ce1">
            <text:p>3.616646005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5.659101418534096E-3" table:formula="of:=[.G30]-[.H30]" table:style-name="ce1">
            <text:p>-0.005659101</text:p>
          </table:table-cell>
          <table:table-cell office:value-type="float" office:value="3.2025428865254615E-5" table:formula="of:=[.I30]^2" table:style-name="ce1">
            <text:p>3.20254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16182000</text:p>
          </table:table-cell>
          <table:table-cell office:value-type="float" office:value="3.61245427588773" table:style-name="ce1">
            <text:p>3.612454276</text:p>
          </table:table-cell>
          <table:table-cell table:number-columns-repeated="3" table:style-name="ce1"/>
          <table:table-cell office:value-type="float" office:value="15660000" table:style-name="ce1">
            <text:p>15660000</text:p>
          </table:table-cell>
          <table:table-cell office:value-type="float" office:value="3.6090922639731402" table:style-name="ce1">
            <text:p>3.609092264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1.3212842542783765E-2" table:formula="of:=[.G31]-[.H31]" table:style-name="ce1">
            <text:p>-0.013212843</text:p>
          </table:table-cell>
          <table:table-cell office:value-type="float" office:value="1.7457920806039653E-4" table:formula="of:=[.I31]^2" table:style-name="ce1">
            <text:p>0.0001745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16704000</text:p>
          </table:table-cell>
          <table:table-cell office:value-type="float" office:value="3.6136211101407101" table:style-name="ce1">
            <text:p>3.61362111</text:p>
          </table:table-cell>
          <table:table-cell table:number-columns-repeated="3" table:style-name="ce1"/>
          <table:table-cell office:value-type="float" office:value="16182000" table:style-name="ce1">
            <text:p>16182000</text:p>
          </table:table-cell>
          <table:table-cell office:value-type="float" office:value="3.61245427588773" table:style-name="ce1">
            <text:p>3.612454276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9.8508306281939184E-3" table:formula="of:=[.G32]-[.H32]" table:style-name="ce1">
            <text:p>-0.009850831</text:p>
          </table:table-cell>
          <table:table-cell office:value-type="float" office:value="9.7038864065363383E-5" table:formula="of:=[.I32]^2" table:style-name="ce1">
            <text:p>9.70389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17226000</text:p>
          </table:table-cell>
          <table:table-cell office:value-type="float" office:value="3.6150097972080202" table:style-name="ce1">
            <text:p>3.615009797</text:p>
          </table:table-cell>
          <table:table-cell table:number-columns-repeated="3" table:style-name="ce1"/>
          <table:table-cell office:value-type="float" office:value="16704000" table:style-name="ce1">
            <text:p>16704000</text:p>
          </table:table-cell>
          <table:table-cell office:value-type="float" office:value="3.6136211101407101" table:style-name="ce1">
            <text:p>3.61362111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8.6839963752138871E-3" table:formula="of:=[.G33]-[.H33]" table:style-name="ce1">
            <text:p>-0.008683996</text:p>
          </table:table-cell>
          <table:table-cell office:value-type="float" office:value="7.5411793044727937E-5" table:formula="of:=[.I33]^2" table:style-name="ce1">
            <text:p>7.54118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17748000</text:p>
          </table:table-cell>
          <table:table-cell office:value-type="float" office:value="3.6161953273990299" table:style-name="ce1">
            <text:p>3.616195327</text:p>
          </table:table-cell>
          <table:table-cell table:number-columns-repeated="3" table:style-name="ce1"/>
          <table:table-cell office:value-type="float" office:value="17226000" table:style-name="ce1">
            <text:p>17226000</text:p>
          </table:table-cell>
          <table:table-cell office:value-type="float" office:value="3.6150097972080202" table:style-name="ce1">
            <text:p>3.615009797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7.2953093079037856E-3" table:formula="of:=[.G34]-[.H34]" table:style-name="ce1">
            <text:p>-0.007295309</text:p>
          </table:table-cell>
          <table:table-cell office:value-type="float" office:value="5.322153789798761E-5" table:formula="of:=[.I34]^2" table:style-name="ce1">
            <text:p>5.32215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18270000</text:p>
          </table:table-cell>
          <table:table-cell office:value-type="float" office:value="3.6183815162177102" table:style-name="ce1">
            <text:p>3.618381516</text:p>
          </table:table-cell>
          <table:table-cell table:number-columns-repeated="3" table:style-name="ce1"/>
          <table:table-cell office:value-type="float" office:value="17748000" table:style-name="ce1">
            <text:p>17748000</text:p>
          </table:table-cell>
          <table:table-cell office:value-type="float" office:value="3.6161953273990299" table:style-name="ce1">
            <text:p>3.616195327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6.1097791168940319E-3" table:formula="of:=[.G35]-[.H35]" table:style-name="ce1">
            <text:p>-0.006109779</text:p>
          </table:table-cell>
          <table:table-cell office:value-type="float" office:value="3.7329400857234418E-5" table:formula="of:=[.I35]^2" table:style-name="ce1">
            <text:p>3.73294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18792000</text:p>
          </table:table-cell>
          <table:table-cell office:value-type="float" office:value="3.6179502708959199" table:style-name="ce1">
            <text:p>3.617950271</text:p>
          </table:table-cell>
          <table:table-cell table:number-columns-repeated="3" table:style-name="ce1"/>
          <table:table-cell office:value-type="float" office:value="18270000" table:style-name="ce1">
            <text:p>18270000</text:p>
          </table:table-cell>
          <table:table-cell office:value-type="float" office:value="3.6183815162177102" table:style-name="ce1">
            <text:p>3.618381516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3.9235902982137638E-3" table:formula="of:=[.G36]-[.H36]" table:style-name="ce1">
            <text:p>-0.00392359</text:p>
          </table:table-cell>
          <table:table-cell office:value-type="float" office:value="1.5394560828237172E-5" table:formula="of:=[.I36]^2" table:style-name="ce1">
            <text:p>1.53946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19314000</text:p>
          </table:table-cell>
          <table:table-cell office:value-type="float" office:value="3.62049212031335" table:style-name="ce1">
            <text:p>3.62049212</text:p>
          </table:table-cell>
          <table:table-cell table:number-columns-repeated="3" table:style-name="ce1"/>
          <table:table-cell office:value-type="float" office:value="18792000" table:style-name="ce1">
            <text:p>18792000</text:p>
          </table:table-cell>
          <table:table-cell office:value-type="float" office:value="3.6179502708959199" table:style-name="ce1">
            <text:p>3.617950271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4.3548356200040494E-3" table:formula="of:=[.G37]-[.H37]" table:style-name="ce1">
            <text:p>-0.004354836</text:p>
          </table:table-cell>
          <table:table-cell office:value-type="float" office:value="1.8964593277256054E-5" table:formula="of:=[.I37]^2" table:style-name="ce1">
            <text:p>1.89646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19836000</text:p>
          </table:table-cell>
          <table:table-cell office:value-type="float" office:value="3.6221567397249501" table:style-name="ce1">
            <text:p>3.62215674</text:p>
          </table:table-cell>
          <table:table-cell table:number-columns-repeated="3" table:style-name="ce1"/>
          <table:table-cell office:value-type="float" office:value="19314000" table:style-name="ce1">
            <text:p>19314000</text:p>
          </table:table-cell>
          <table:table-cell office:value-type="float" office:value="3.62049212031335" table:style-name="ce1">
            <text:p>3.62049212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1.812986202573974E-3" table:formula="of:=[.G38]-[.H38]" table:style-name="ce1">
            <text:p>-0.001812986</text:p>
          </table:table-cell>
          <table:table-cell office:value-type="float" office:value="3.2869189707235989E-6" table:formula="of:=[.I38]^2" table:style-name="ce1">
            <text:p>3.28692E-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20358000</text:p>
          </table:table-cell>
          <table:table-cell office:value-type="float" office:value="3.6244101621335498" table:style-name="ce1">
            <text:p>3.624410162</text:p>
          </table:table-cell>
          <table:table-cell table:number-columns-repeated="3" table:style-name="ce1"/>
          <table:table-cell office:value-type="float" office:value="19836000" table:style-name="ce1">
            <text:p>19836000</text:p>
          </table:table-cell>
          <table:table-cell office:value-type="float" office:value="3.6221567397249501" table:style-name="ce1">
            <text:p>3.62215674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1.4836679097385286E-4" table:formula="of:=[.G39]-[.H39]" table:style-name="ce1">
            <text:p>-0.000148367</text:p>
          </table:table-cell>
          <table:table-cell office:value-type="float" office:value="2.2012704663878945E-8" table:formula="of:=[.I39]^2" table:style-name="ce1">
            <text:p>2.20127E-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20880000</text:p>
          </table:table-cell>
          <table:table-cell office:value-type="float" office:value="3.6260917797600301" table:style-name="ce1">
            <text:p>3.62609178</text:p>
          </table:table-cell>
          <table:table-cell table:number-columns-repeated="3" table:style-name="ce1"/>
          <table:table-cell office:value-type="float" office:value="20358000" table:style-name="ce1">
            <text:p>20358000</text:p>
          </table:table-cell>
          <table:table-cell office:value-type="float" office:value="3.6244101621335498" table:style-name="ce1">
            <text:p>3.624410162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2.1050556176258617E-3" table:formula="of:=[.G40]-[.H40]" table:style-name="ce1">
            <text:p>0.002105056</text:p>
          </table:table-cell>
          <table:table-cell office:value-type="float" office:value="4.4312591532981977E-6" table:formula="of:=[.I40]^2" table:style-name="ce1">
            <text:p>4.43126E-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21402000</text:p>
          </table:table-cell>
          <table:table-cell office:value-type="float" office:value="3.6262693774909698" table:style-name="ce1">
            <text:p>3.626269377</text:p>
          </table:table-cell>
          <table:table-cell table:number-columns-repeated="3" table:style-name="ce1"/>
          <table:table-cell office:value-type="float" office:value="20880000" table:style-name="ce1">
            <text:p>20880000</text:p>
          </table:table-cell>
          <table:table-cell office:value-type="float" office:value="3.6260917797600301" table:style-name="ce1">
            <text:p>3.62609178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3.7866732441060869E-3" table:formula="of:=[.G41]-[.H41]" table:style-name="ce1">
            <text:p>0.003786673</text:p>
          </table:table-cell>
          <table:table-cell office:value-type="float" office:value="1.4338894257628916E-5" table:formula="of:=[.I41]^2" table:style-name="ce1">
            <text:p>1.43389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21924000</text:p>
          </table:table-cell>
          <table:table-cell office:value-type="float" office:value="3.6257512159662699" table:style-name="ce1">
            <text:p>3.625751216</text:p>
          </table:table-cell>
          <table:table-cell table:number-columns-repeated="3" table:style-name="ce1"/>
          <table:table-cell office:value-type="float" office:value="21402000" table:style-name="ce1">
            <text:p>21402000</text:p>
          </table:table-cell>
          <table:table-cell office:value-type="float" office:value="3.6262693774909698" table:style-name="ce1">
            <text:p>3.626269377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3.9642709750458138E-3" table:formula="of:=[.G42]-[.H42]" table:style-name="ce1">
            <text:p>0.003964271</text:p>
          </table:table-cell>
          <table:table-cell office:value-type="float" office:value="1.5715444363590687E-5" table:formula="of:=[.I42]^2" table:style-name="ce1">
            <text:p>1.57154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22446000</text:p>
          </table:table-cell>
          <table:table-cell office:value-type="float" office:value="3.6198863876801699" table:style-name="ce1">
            <text:p>3.619886388</text:p>
          </table:table-cell>
          <table:table-cell table:number-columns-repeated="3" table:style-name="ce1"/>
          <table:table-cell office:value-type="float" office:value="21924000" table:style-name="ce1">
            <text:p>21924000</text:p>
          </table:table-cell>
          <table:table-cell office:value-type="float" office:value="3.6257512159662699" table:style-name="ce1">
            <text:p>3.625751216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3.4461094503459577E-3" table:formula="of:=[.G43]-[.H43]" table:style-name="ce1">
            <text:p>0.003446109</text:p>
          </table:table-cell>
          <table:table-cell office:value-type="float" office:value="1.1875670343763719E-5" table:formula="of:=[.I43]^2" table:style-name="ce1">
            <text:p>1.18757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22968000</text:p>
          </table:table-cell>
          <table:table-cell office:value-type="float" office:value="3.6216581732708102" table:style-name="ce1">
            <text:p>3.621658173</text:p>
          </table:table-cell>
          <table:table-cell table:number-columns-repeated="3" table:style-name="ce1"/>
          <table:table-cell office:value-type="float" office:value="22446000" table:style-name="ce1">
            <text:p>22446000</text:p>
          </table:table-cell>
          <table:table-cell office:value-type="float" office:value="3.6198863876801699" table:style-name="ce1">
            <text:p>3.619886388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2.4187188357540634E-3" table:formula="of:=[.G44]-[.H44]" table:style-name="ce1">
            <text:p>-0.002418719</text:p>
          </table:table-cell>
          <table:table-cell office:value-type="float" office:value="5.8502008064314922E-6" table:formula="of:=[.I44]^2" table:style-name="ce1">
            <text:p>5.8502E-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23490000</text:p>
          </table:table-cell>
          <table:table-cell office:value-type="float" office:value="3.6219300555536602" table:style-name="ce1">
            <text:p>3.621930056</text:p>
          </table:table-cell>
          <table:table-cell table:number-columns-repeated="3" table:style-name="ce1"/>
          <table:table-cell office:value-type="float" office:value="22968000" table:style-name="ce1">
            <text:p>22968000</text:p>
          </table:table-cell>
          <table:table-cell office:value-type="float" office:value="3.6216581732708102" table:style-name="ce1">
            <text:p>3.621658173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6.4693324511377881E-4" table:formula="of:=[.G45]-[.H45]" table:style-name="ce1">
            <text:p>-0.000646933</text:p>
          </table:table-cell>
          <table:table-cell office:value-type="float" office:value="4.1852262363344459E-7" table:formula="of:=[.I45]^2" table:style-name="ce1">
            <text:p>4.18523E-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24012000</text:p>
          </table:table-cell>
          <table:table-cell office:value-type="float" office:value="3.6218581582200602" table:style-name="ce1">
            <text:p>3.621858158</text:p>
          </table:table-cell>
          <table:table-cell table:number-columns-repeated="3" table:style-name="ce1"/>
          <table:table-cell office:value-type="float" office:value="23490000" table:style-name="ce1">
            <text:p>23490000</text:p>
          </table:table-cell>
          <table:table-cell office:value-type="float" office:value="3.6219300555536602" table:style-name="ce1">
            <text:p>3.621930056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3.7505096226375656E-4" table:formula="of:=[.G46]-[.H46]" table:style-name="ce1">
            <text:p>-0.000375051</text:p>
          </table:table-cell>
          <table:table-cell office:value-type="float" office:value="1.4066322429496976E-7" table:formula="of:=[.I46]^2" table:style-name="ce1">
            <text:p>1.40663E-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24534000</text:p>
          </table:table-cell>
          <table:table-cell office:value-type="float" office:value="3.62248421178779" table:style-name="ce1">
            <text:p>3.622484212</text:p>
          </table:table-cell>
          <table:table-cell table:number-columns-repeated="3" table:style-name="ce1"/>
          <table:table-cell office:value-type="float" office:value="24012000" table:style-name="ce1">
            <text:p>24012000</text:p>
          </table:table-cell>
          <table:table-cell office:value-type="float" office:value="3.6218581582200602" table:style-name="ce1">
            <text:p>3.621858158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-4.4694829586378049E-4" table:formula="of:=[.G47]-[.H47]" table:style-name="ce1">
            <text:p>-0.000446948</text:p>
          </table:table-cell>
          <table:table-cell office:value-type="float" office:value="1.9976277917553745E-7" table:formula="of:=[.I47]^2" table:style-name="ce1">
            <text:p>1.99763E-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25056000</text:p>
          </table:table-cell>
          <table:table-cell office:value-type="float" office:value="3.62347877289216" table:style-name="ce1">
            <text:p>3.623478773</text:p>
          </table:table-cell>
          <table:table-cell table:number-columns-repeated="3" table:style-name="ce1"/>
          <table:table-cell office:value-type="float" office:value="24534000" table:style-name="ce1">
            <text:p>24534000</text:p>
          </table:table-cell>
          <table:table-cell office:value-type="float" office:value="3.62248421178779" table:style-name="ce1">
            <text:p>3.622484212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1.7910527186604241E-4" table:formula="of:=[.G48]-[.H48]" table:style-name="ce1">
            <text:p>0.000179105</text:p>
          </table:table-cell>
          <table:table-cell office:value-type="float" office:value="3.2078698410208966E-8" table:formula="of:=[.I48]^2" table:style-name="ce1">
            <text:p>3.20787E-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25578000</text:p>
          </table:table-cell>
          <table:table-cell office:value-type="float" office:value="3.6235709587068898" table:style-name="ce1">
            <text:p>3.623570959</text:p>
          </table:table-cell>
          <table:table-cell table:number-columns-repeated="3" table:style-name="ce1"/>
          <table:table-cell office:value-type="float" office:value="25056000" table:style-name="ce1">
            <text:p>25056000</text:p>
          </table:table-cell>
          <table:table-cell office:value-type="float" office:value="3.62347877289216" table:style-name="ce1">
            <text:p>3.623478773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1.17366637623606E-3" table:formula="of:=[.G49]-[.H49]" table:style-name="ce1">
            <text:p>0.001173666</text:p>
          </table:table-cell>
          <table:table-cell office:value-type="float" office:value="1.3774927627070846E-6" table:formula="of:=[.I49]^2" table:style-name="ce1">
            <text:p>1.37749E-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26100000</text:p>
          </table:table-cell>
          <table:table-cell office:value-type="float" office:value="3.6237096728593601" table:style-name="ce1">
            <text:p>3.623709673</text:p>
          </table:table-cell>
          <table:table-cell table:number-columns-repeated="3" table:style-name="ce1"/>
          <table:table-cell office:value-type="float" office:value="25578000" table:style-name="ce1">
            <text:p>25578000</text:p>
          </table:table-cell>
          <table:table-cell office:value-type="float" office:value="3.6235709587068898" table:style-name="ce1">
            <text:p>3.623570959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1.265852190965866E-3" table:formula="of:=[.G50]-[.H50]" table:style-name="ce1">
            <text:p>0.001265852</text:p>
          </table:table-cell>
          <table:table-cell office:value-type="float" office:value="1.6023817693730832E-6" table:formula="of:=[.I50]^2" table:style-name="ce1">
            <text:p>1.60238E-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26622000</text:p>
          </table:table-cell>
          <table:table-cell office:value-type="float" office:value="3.62499187101661" table:style-name="ce1">
            <text:p>3.624991871</text:p>
          </table:table-cell>
          <table:table-cell table:number-columns-repeated="3" table:style-name="ce1"/>
          <table:table-cell office:value-type="float" office:value="26100000" table:style-name="ce1">
            <text:p>26100000</text:p>
          </table:table-cell>
          <table:table-cell office:value-type="float" office:value="3.6237096728593601" table:style-name="ce1">
            <text:p>3.623709673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1.4045663434361089E-3" table:formula="of:=[.G51]-[.H51]" table:style-name="ce1">
            <text:p>0.001404566</text:p>
          </table:table-cell>
          <table:table-cell office:value-type="float" office:value="1.9728066131134814E-6" table:formula="of:=[.I51]^2" table:style-name="ce1">
            <text:p>1.97281E-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27144000</text:p>
          </table:table-cell>
          <table:table-cell office:value-type="float" office:value="3.6253857583798799" table:style-name="ce1">
            <text:p>3.625385758</text:p>
          </table:table-cell>
          <table:table-cell table:number-columns-repeated="3" table:style-name="ce1"/>
          <table:table-cell office:value-type="float" office:value="26622000" table:style-name="ce1">
            <text:p>26622000</text:p>
          </table:table-cell>
          <table:table-cell office:value-type="float" office:value="3.62499187101661" table:style-name="ce1">
            <text:p>3.624991871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2.6867645006860563E-3" table:formula="of:=[.G52]-[.H52]" table:style-name="ce1">
            <text:p>0.002686765</text:p>
          </table:table-cell>
          <table:table-cell office:value-type="float" office:value="7.2187034821467939E-6" table:formula="of:=[.I52]^2" table:style-name="ce1">
            <text:p>7.2187E-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27666000</text:p>
          </table:table-cell>
          <table:table-cell office:value-type="float" office:value="3.62757379246775" table:style-name="ce1">
            <text:p>3.627573792</text:p>
          </table:table-cell>
          <table:table-cell table:number-columns-repeated="3" table:style-name="ce1"/>
          <table:table-cell office:value-type="float" office:value="27144000" table:style-name="ce1">
            <text:p>27144000</text:p>
          </table:table-cell>
          <table:table-cell office:value-type="float" office:value="3.6253857583798799" table:style-name="ce1">
            <text:p>3.625385758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3.0806518639558966E-3" table:formula="of:=[.G53]-[.H53]" table:style-name="ce1">
            <text:p>0.003080652</text:p>
          </table:table-cell>
          <table:table-cell office:value-type="float" office:value="9.49041590689494E-6" table:formula="of:=[.I53]^2" table:style-name="ce1">
            <text:p>9.49042E-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28188000</text:p>
          </table:table-cell>
          <table:table-cell office:value-type="float" office:value="3.6291549080907601" table:style-name="ce1">
            <text:p>3.629154908</text:p>
          </table:table-cell>
          <table:table-cell table:number-columns-repeated="3" table:style-name="ce1"/>
          <table:table-cell office:value-type="float" office:value="27666000" table:style-name="ce1">
            <text:p>27666000</text:p>
          </table:table-cell>
          <table:table-cell office:value-type="float" office:value="3.62757379246775" table:style-name="ce1">
            <text:p>3.627573792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5.2686859518260576E-3" table:formula="of:=[.G54]-[.H54]" table:style-name="ce1">
            <text:p>0.005268686</text:p>
          </table:table-cell>
          <table:table-cell office:value-type="float" office:value="2.775905165896925E-5" table:formula="of:=[.I54]^2" table:style-name="ce1">
            <text:p>2.77591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28710000</text:p>
          </table:table-cell>
          <table:table-cell office:value-type="float" office:value="3.6293418802134401" table:style-name="ce1">
            <text:p>3.62934188</text:p>
          </table:table-cell>
          <table:table-cell table:number-columns-repeated="3" table:style-name="ce1"/>
          <table:table-cell office:value-type="float" office:value="28188000" table:style-name="ce1">
            <text:p>28188000</text:p>
          </table:table-cell>
          <table:table-cell office:value-type="float" office:value="3.6291549080907601" table:style-name="ce1">
            <text:p>3.629154908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6.8498015748361674E-3" table:formula="of:=[.G55]-[.H55]" table:style-name="ce1">
            <text:p>0.006849802</text:p>
          </table:table-cell>
          <table:table-cell office:value-type="float" office:value="4.6919781614628037E-5" table:formula="of:=[.I55]^2" table:style-name="ce1">
            <text:p>4.69198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29232000</text:p>
          </table:table-cell>
          <table:table-cell office:value-type="float" office:value="3.6303022571889101" table:style-name="ce1">
            <text:p>3.630302257</text:p>
          </table:table-cell>
          <table:table-cell table:number-columns-repeated="3" table:style-name="ce1"/>
          <table:table-cell office:value-type="float" office:value="28710000" table:style-name="ce1">
            <text:p>28710000</text:p>
          </table:table-cell>
          <table:table-cell office:value-type="float" office:value="3.6293418802134401" table:style-name="ce1">
            <text:p>3.62934188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7.0367736975160966E-3" table:formula="of:=[.G56]-[.H56]" table:style-name="ce1">
            <text:p>0.007036774</text:p>
          </table:table-cell>
          <table:table-cell office:value-type="float" office:value="4.9516184070054356E-5" table:formula="of:=[.I56]^2" table:style-name="ce1">
            <text:p>4.95162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29754000</text:p>
          </table:table-cell>
          <table:table-cell office:value-type="float" office:value="3.6281150621607701" table:style-name="ce1">
            <text:p>3.628115062</text:p>
          </table:table-cell>
          <table:table-cell table:number-columns-repeated="3" table:style-name="ce1"/>
          <table:table-cell office:value-type="float" office:value="29232000" table:style-name="ce1">
            <text:p>29232000</text:p>
          </table:table-cell>
          <table:table-cell office:value-type="float" office:value="3.6303022571889101" table:style-name="ce1">
            <text:p>3.630302257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7.9971506729861197E-3" table:formula="of:=[.G57]-[.H57]" table:style-name="ce1">
            <text:p>0.007997151</text:p>
          </table:table-cell>
          <table:table-cell office:value-type="float" office:value="6.3954418886442342E-5" table:formula="of:=[.I57]^2" table:style-name="ce1">
            <text:p>6.39544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30276000</text:p>
          </table:table-cell>
          <table:table-cell office:value-type="float" office:value="3.6290014356909999" table:style-name="ce1">
            <text:p>3.629001436</text:p>
          </table:table-cell>
          <table:table-cell table:number-columns-repeated="3" table:style-name="ce1"/>
          <table:table-cell office:value-type="float" office:value="29754000" table:style-name="ce1">
            <text:p>29754000</text:p>
          </table:table-cell>
          <table:table-cell office:value-type="float" office:value="3.6281150621607701" table:style-name="ce1">
            <text:p>3.628115062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5.8099556448460987E-3" table:formula="of:=[.G58]-[.H58]" table:style-name="ce1">
            <text:p>0.005809956</text:p>
          </table:table-cell>
          <table:table-cell office:value-type="float" office:value="3.3755584595079049E-5" table:formula="of:=[.I58]^2" table:style-name="ce1">
            <text:p>3.37556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30798000</text:p>
          </table:table-cell>
          <table:table-cell office:value-type="float" office:value="3.6286522745487302" table:style-name="ce1">
            <text:p>3.628652275</text:p>
          </table:table-cell>
          <table:table-cell table:number-columns-repeated="3" table:style-name="ce1"/>
          <table:table-cell office:value-type="float" office:value="30276000" table:style-name="ce1">
            <text:p>30276000</text:p>
          </table:table-cell>
          <table:table-cell office:value-type="float" office:value="3.6290014356909999" table:style-name="ce1">
            <text:p>3.629001436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6.6963291750758991E-3" table:formula="of:=[.G59]-[.H59]" table:style-name="ce1">
            <text:p>0.006696329</text:p>
          </table:table-cell>
          <table:table-cell office:value-type="float" office:value="4.4840824420972669E-5" table:formula="of:=[.I59]^2" table:style-name="ce1">
            <text:p>4.48408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31320000</text:p>
          </table:table-cell>
          <table:table-cell office:value-type="float" office:value="3.63040972349769" table:style-name="ce1">
            <text:p>3.630409723</text:p>
          </table:table-cell>
          <table:table-cell table:number-columns-repeated="3" table:style-name="ce1"/>
          <table:table-cell office:value-type="float" office:value="30798000" table:style-name="ce1">
            <text:p>30798000</text:p>
          </table:table-cell>
          <table:table-cell office:value-type="float" office:value="3.6286522745487302" table:style-name="ce1">
            <text:p>3.628652275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6.3471680328062163E-3" table:formula="of:=[.G60]-[.H60]" table:style-name="ce1">
            <text:p>0.006347168</text:p>
          </table:table-cell>
          <table:table-cell office:value-type="float" office:value="4.0286542036677133E-5" table:formula="of:=[.I60]^2" table:style-name="ce1">
            <text:p>4.02865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31842000</text:p>
          </table:table-cell>
          <table:table-cell office:value-type="float" office:value="3.6305463574257102" table:style-name="ce1">
            <text:p>3.630546357</text:p>
          </table:table-cell>
          <table:table-cell table:number-columns-repeated="3" table:style-name="ce1"/>
          <table:table-cell office:value-type="float" office:value="31320000" table:style-name="ce1">
            <text:p>31320000</text:p>
          </table:table-cell>
          <table:table-cell office:value-type="float" office:value="3.63040972349769" table:style-name="ce1">
            <text:p>3.630409723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8.1046169817660108E-3" table:formula="of:=[.G61]-[.H61]" table:style-name="ce1">
            <text:p>0.008104617</text:p>
          </table:table-cell>
          <table:table-cell office:value-type="float" office:value="6.5684816421130004E-5" table:formula="of:=[.I61]^2" table:style-name="ce1">
            <text:p>6.56848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32364000</text:p>
          </table:table-cell>
          <table:table-cell office:value-type="float" office:value="3.6318945695155098" table:style-name="ce1">
            <text:p>3.63189457</text:p>
          </table:table-cell>
          <table:table-cell table:number-columns-repeated="3" table:style-name="ce1"/>
          <table:table-cell office:value-type="float" office:value="31842000" table:style-name="ce1">
            <text:p>31842000</text:p>
          </table:table-cell>
          <table:table-cell office:value-type="float" office:value="3.6305463574257102" table:style-name="ce1">
            <text:p>3.630546357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8.2412509097862241E-3" table:formula="of:=[.G62]-[.H62]" table:style-name="ce1">
            <text:p>0.008241251</text:p>
          </table:table-cell>
          <table:table-cell office:value-type="float" office:value="6.7918216558052262E-5" table:formula="of:=[.I62]^2" table:style-name="ce1">
            <text:p>6.79182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32886000</text:p>
          </table:table-cell>
          <table:table-cell office:value-type="float" office:value="3.6300490657340698" table:style-name="ce1">
            <text:p>3.630049066</text:p>
          </table:table-cell>
          <table:table-cell table:number-columns-repeated="3" table:style-name="ce1"/>
          <table:table-cell office:value-type="float" office:value="32364000" table:style-name="ce1">
            <text:p>32364000</text:p>
          </table:table-cell>
          <table:table-cell office:value-type="float" office:value="3.6318945695155098" table:style-name="ce1">
            <text:p>3.63189457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9.5894629995858516E-3" table:formula="of:=[.G63]-[.H63]" table:style-name="ce1">
            <text:p>0.009589463</text:p>
          </table:table-cell>
          <table:table-cell office:value-type="float" office:value="9.1957800620426076E-5" table:formula="of:=[.I63]^2" table:style-name="ce1">
            <text:p>9.19578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33408000</text:p>
          </table:table-cell>
          <table:table-cell office:value-type="float" office:value="3.6316355439360599" table:style-name="ce1">
            <text:p>3.631635544</text:p>
          </table:table-cell>
          <table:table-cell table:number-columns-repeated="3" table:style-name="ce1"/>
          <table:table-cell office:value-type="float" office:value="32886000" table:style-name="ce1">
            <text:p>32886000</text:p>
          </table:table-cell>
          <table:table-cell office:value-type="float" office:value="3.6300490657340698" table:style-name="ce1">
            <text:p>3.630049066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7.7439592181458572E-3" table:formula="of:=[.G64]-[.H64]" table:style-name="ce1">
            <text:p>0.007743959</text:p>
          </table:table-cell>
          <table:table-cell office:value-type="float" office:value="5.9968904372306195E-5" table:formula="of:=[.I64]^2" table:style-name="ce1">
            <text:p>5.99689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33930000</text:p>
          </table:table-cell>
          <table:table-cell office:value-type="float" office:value="3.6297661564352799" table:style-name="ce1">
            <text:p>3.629766156</text:p>
          </table:table-cell>
          <table:table-cell table:number-columns-repeated="3" table:style-name="ce1"/>
          <table:table-cell office:value-type="float" office:value="33408000" table:style-name="ce1">
            <text:p>33408000</text:p>
          </table:table-cell>
          <table:table-cell office:value-type="float" office:value="3.6316355439360599" table:style-name="ce1">
            <text:p>3.631635544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9.3304374201359508E-3" table:formula="of:=[.G65]-[.H65]" table:style-name="ce1">
            <text:p>0.009330437</text:p>
          </table:table-cell>
          <table:table-cell office:value-type="float" office:value="8.705706245107322E-5" table:formula="of:=[.I65]^2" table:style-name="ce1">
            <text:p>8.70571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34452000</text:p>
          </table:table-cell>
          <table:table-cell office:value-type="float" office:value="3.6291130301363599" table:style-name="ce1">
            <text:p>3.62911303</text:p>
          </table:table-cell>
          <table:table-cell table:number-columns-repeated="3" table:style-name="ce1"/>
          <table:table-cell office:value-type="float" office:value="33930000" table:style-name="ce1">
            <text:p>33930000</text:p>
          </table:table-cell>
          <table:table-cell office:value-type="float" office:value="3.6297661564352799" table:style-name="ce1">
            <text:p>3.629766156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7.4610499193559221E-3" table:formula="of:=[.G66]-[.H66]" table:style-name="ce1">
            <text:p>0.00746105</text:p>
          </table:table-cell>
          <table:table-cell office:value-type="float" office:value="5.5667265899121014E-5" table:formula="of:=[.I66]^2" table:style-name="ce1">
            <text:p>5.56673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34974000</text:p>
          </table:table-cell>
          <table:table-cell office:value-type="float" office:value="3.6288545231053102" table:style-name="ce1">
            <text:p>3.628854523</text:p>
          </table:table-cell>
          <table:table-cell table:number-columns-repeated="3" table:style-name="ce1"/>
          <table:table-cell office:value-type="float" office:value="34452000" table:style-name="ce1">
            <text:p>34452000</text:p>
          </table:table-cell>
          <table:table-cell office:value-type="float" office:value="3.6291130301363599" table:style-name="ce1">
            <text:p>3.62911303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6.8079236204359184E-3" table:formula="of:=[.G67]-[.H67]" table:style-name="ce1">
            <text:p>0.006807924</text:p>
          </table:table-cell>
          <table:table-cell office:value-type="float" office:value="4.6347824021689305E-5" table:formula="of:=[.I67]^2" table:style-name="ce1">
            <text:p>4.63478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35496000</text:p>
          </table:table-cell>
          <table:table-cell office:value-type="float" office:value="3.62951122562886" table:style-name="ce1">
            <text:p>3.629511226</text:p>
          </table:table-cell>
          <table:table-cell table:number-columns-repeated="3" table:style-name="ce1"/>
          <table:table-cell office:value-type="float" office:value="34974000" table:style-name="ce1">
            <text:p>34974000</text:p>
          </table:table-cell>
          <table:table-cell office:value-type="float" office:value="3.6288545231053102" table:style-name="ce1">
            <text:p>3.628854523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6.5494165893862366E-3" table:formula="of:=[.G68]-[.H68]" table:style-name="ce1">
            <text:p>0.006549417</text:p>
          </table:table-cell>
          <table:table-cell office:value-type="float" office:value="4.2894857661327645E-5" table:formula="of:=[.I68]^2" table:style-name="ce1">
            <text:p>4.28949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36018000</text:p>
          </table:table-cell>
          <table:table-cell office:value-type="float" office:value="3.63072891956624" table:style-name="ce1">
            <text:p>3.63072892</text:p>
          </table:table-cell>
          <table:table-cell table:number-columns-repeated="3" table:style-name="ce1"/>
          <table:table-cell office:value-type="float" office:value="35496000" table:style-name="ce1">
            <text:p>35496000</text:p>
          </table:table-cell>
          <table:table-cell office:value-type="float" office:value="3.62951122562886" table:style-name="ce1">
            <text:p>3.629511226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7.2061191129360047E-3" table:formula="of:=[.G69]-[.H69]" table:style-name="ce1">
            <text:p>0.007206119</text:p>
          </table:table-cell>
          <table:table-cell office:value-type="float" office:value="5.192815266982159E-5" table:formula="of:=[.I69]^2" table:style-name="ce1">
            <text:p>5.19282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36540000</text:p>
          </table:table-cell>
          <table:table-cell office:value-type="float" office:value="3.6325270859469798" table:style-name="ce1">
            <text:p>3.632527086</text:p>
          </table:table-cell>
          <table:table-cell table:number-columns-repeated="3" table:style-name="ce1"/>
          <table:table-cell office:value-type="float" office:value="36018000" table:style-name="ce1">
            <text:p>36018000</text:p>
          </table:table-cell>
          <table:table-cell office:value-type="float" office:value="3.63072891956624" table:style-name="ce1">
            <text:p>3.63072892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8.4238130503160313E-3" table:formula="of:=[.G70]-[.H70]" table:style-name="ce1">
            <text:p>0.008423813</text:p>
          </table:table-cell>
          <table:table-cell office:value-type="float" office:value="7.0960626306674679E-5" table:formula="of:=[.I70]^2" table:style-name="ce1">
            <text:p>7.09606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37062000</text:p>
          </table:table-cell>
          <table:table-cell office:value-type="float" office:value="3.6328658566182401" table:style-name="ce1">
            <text:p>3.632865857</text:p>
          </table:table-cell>
          <table:table-cell table:number-columns-repeated="3" table:style-name="ce1"/>
          <table:table-cell office:value-type="float" office:value="36540000" table:style-name="ce1">
            <text:p>36540000</text:p>
          </table:table-cell>
          <table:table-cell office:value-type="float" office:value="3.6325270859469798" table:style-name="ce1">
            <text:p>3.632527086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1.022197943105585E-2" table:formula="of:=[.G71]-[.H71]" table:style-name="ce1">
            <text:p>0.010221979</text:p>
          </table:table-cell>
          <table:table-cell office:value-type="float" office:value="1.0448886348892887E-4" table:formula="of:=[.I71]^2" table:style-name="ce1">
            <text:p>0.0001044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37584000</text:p>
          </table:table-cell>
          <table:table-cell office:value-type="float" office:value="3.62955271438183" table:style-name="ce1">
            <text:p>3.629552714</text:p>
          </table:table-cell>
          <table:table-cell table:number-columns-repeated="3" table:style-name="ce1"/>
          <table:table-cell office:value-type="float" office:value="37062000" table:style-name="ce1">
            <text:p>37062000</text:p>
          </table:table-cell>
          <table:table-cell office:value-type="float" office:value="3.6328658566182401" table:style-name="ce1">
            <text:p>3.632865857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1.0560750102316163E-2" table:formula="of:=[.G72]-[.H72]" table:style-name="ce1">
            <text:p>0.01056075</text:p>
          </table:table-cell>
          <table:table-cell office:value-type="float" office:value="1.1152944272357085E-4" table:formula="of:=[.I72]^2" table:style-name="ce1">
            <text:p>0.0001115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38106000</text:p>
          </table:table-cell>
          <table:table-cell office:value-type="float" office:value="3.6294332605433199" table:style-name="ce1">
            <text:p>3.629433261</text:p>
          </table:table-cell>
          <table:table-cell table:number-columns-repeated="3" table:style-name="ce1"/>
          <table:table-cell office:value-type="float" office:value="37584000" table:style-name="ce1">
            <text:p>37584000</text:p>
          </table:table-cell>
          <table:table-cell office:value-type="float" office:value="3.62955271438183" table:style-name="ce1">
            <text:p>3.629552714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7.2476078659060583E-3" table:formula="of:=[.G73]-[.H73]" table:style-name="ce1">
            <text:p>0.007247608</text:p>
          </table:table-cell>
          <table:table-cell office:value-type="float" office:value="5.2527819777943371E-5" table:formula="of:=[.I73]^2" table:style-name="ce1">
            <text:p>5.25278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38628000</text:p>
          </table:table-cell>
          <table:table-cell office:value-type="float" office:value="3.6302931152640898" table:style-name="ce1">
            <text:p>3.630293115</text:p>
          </table:table-cell>
          <table:table-cell table:number-columns-repeated="3" table:style-name="ce1"/>
          <table:table-cell office:value-type="float" office:value="38106000" table:style-name="ce1">
            <text:p>38106000</text:p>
          </table:table-cell>
          <table:table-cell office:value-type="float" office:value="3.6294332605433199" table:style-name="ce1">
            <text:p>3.629433261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7.128154027395972E-3" table:formula="of:=[.G74]-[.H74]" table:style-name="ce1">
            <text:p>0.007128154</text:p>
          </table:table-cell>
          <table:table-cell office:value-type="float" office:value="5.0810579838281417E-5" table:formula="of:=[.I74]^2" table:style-name="ce1">
            <text:p>5.08106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39150000</text:p>
          </table:table-cell>
          <table:table-cell office:value-type="float" office:value="3.6301943454869101" table:style-name="ce1">
            <text:p>3.630194345</text:p>
          </table:table-cell>
          <table:table-cell table:number-columns-repeated="3" table:style-name="ce1"/>
          <table:table-cell office:value-type="float" office:value="38628000" table:style-name="ce1">
            <text:p>38628000</text:p>
          </table:table-cell>
          <table:table-cell office:value-type="float" office:value="3.6302931152640898" table:style-name="ce1">
            <text:p>3.630293115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7.9880087481658535E-3" table:formula="of:=[.G75]-[.H75]" table:style-name="ce1">
            <text:p>0.007988009</text:p>
          </table:table-cell>
          <table:table-cell office:value-type="float" office:value="6.3808283760774206E-5" table:formula="of:=[.I75]^2" table:style-name="ce1">
            <text:p>6.38083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39672000</text:p>
          </table:table-cell>
          <table:table-cell office:value-type="float" office:value="3.6296694498513502" table:style-name="ce1">
            <text:p>3.62966945</text:p>
          </table:table-cell>
          <table:table-cell table:number-columns-repeated="3" table:style-name="ce1"/>
          <table:table-cell office:value-type="float" office:value="39150000" table:style-name="ce1">
            <text:p>39150000</text:p>
          </table:table-cell>
          <table:table-cell office:value-type="float" office:value="3.6301943454869101" table:style-name="ce1">
            <text:p>3.630194345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7.8892389709861455E-3" table:formula="of:=[.G76]-[.H76]" table:style-name="ce1">
            <text:p>0.007889239</text:p>
          </table:table-cell>
          <table:table-cell office:value-type="float" office:value="6.2240091541326535E-5" table:formula="of:=[.I76]^2" table:style-name="ce1">
            <text:p>6.22401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40194000</text:p>
          </table:table-cell>
          <table:table-cell office:value-type="float" office:value="3.6299849674495199" table:style-name="ce1">
            <text:p>3.629984967</text:p>
          </table:table-cell>
          <table:table-cell table:number-columns-repeated="3" table:style-name="ce1"/>
          <table:table-cell office:value-type="float" office:value="39672000" table:style-name="ce1">
            <text:p>39672000</text:p>
          </table:table-cell>
          <table:table-cell office:value-type="float" office:value="3.6296694498513502" table:style-name="ce1">
            <text:p>3.62966945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7.3643433354262378E-3" table:formula="of:=[.G77]-[.H77]" table:style-name="ce1">
            <text:p>0.007364343</text:p>
          </table:table-cell>
          <table:table-cell office:value-type="float" office:value="5.4233552762036847E-5" table:formula="of:=[.I77]^2" table:style-name="ce1">
            <text:p>5.42336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40716000</text:p>
          </table:table-cell>
          <table:table-cell office:value-type="float" office:value="3.6288239566484402" table:style-name="ce1">
            <text:p>3.628823957</text:p>
          </table:table-cell>
          <table:table-cell table:number-columns-repeated="3" table:style-name="ce1"/>
          <table:table-cell office:value-type="float" office:value="40194000" table:style-name="ce1">
            <text:p>40194000</text:p>
          </table:table-cell>
          <table:table-cell office:value-type="float" office:value="3.6299849674495199" table:style-name="ce1">
            <text:p>3.629984967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7.6798609335959611E-3" table:formula="of:=[.G78]-[.H78]" table:style-name="ce1">
            <text:p>0.007679861</text:p>
          </table:table-cell>
          <table:table-cell office:value-type="float" office:value="5.898026395937343E-5" table:formula="of:=[.I78]^2" table:style-name="ce1">
            <text:p>5.89803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41238000</text:p>
          </table:table-cell>
          <table:table-cell office:value-type="float" office:value="3.6281235981993398" table:style-name="ce1">
            <text:p>3.628123598</text:p>
          </table:table-cell>
          <table:table-cell table:number-columns-repeated="3" table:style-name="ce1"/>
          <table:table-cell office:value-type="float" office:value="40716000" table:style-name="ce1">
            <text:p>40716000</text:p>
          </table:table-cell>
          <table:table-cell office:value-type="float" office:value="3.6288239566484402" table:style-name="ce1">
            <text:p>3.628823957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6.5188501325161852E-3" table:formula="of:=[.G79]-[.H79]" table:style-name="ce1">
            <text:p>0.00651885</text:p>
          </table:table-cell>
          <table:table-cell office:value-type="float" office:value="4.2495407050206284E-5" table:formula="of:=[.I79]^2" table:style-name="ce1">
            <text:p>4.24954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41760000</text:p>
          </table:table-cell>
          <table:table-cell office:value-type="float" office:value="3.6291454331776598" table:style-name="ce1">
            <text:p>3.629145433</text:p>
          </table:table-cell>
          <table:table-cell table:number-columns-repeated="3" table:style-name="ce1"/>
          <table:table-cell office:value-type="float" office:value="41238000" table:style-name="ce1">
            <text:p>41238000</text:p>
          </table:table-cell>
          <table:table-cell office:value-type="float" office:value="3.6281235981993398" table:style-name="ce1">
            <text:p>3.628123598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5.8184916834158606E-3" table:formula="of:=[.G80]-[.H80]" table:style-name="ce1">
            <text:p>0.005818492</text:p>
          </table:table-cell>
          <table:table-cell office:value-type="float" office:value="3.3854845469979534E-5" table:formula="of:=[.I80]^2" table:style-name="ce1">
            <text:p>3.38548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42282000</text:p>
          </table:table-cell>
          <table:table-cell office:value-type="float" office:value="3.63044521002031" table:style-name="ce1">
            <text:p>3.63044521</text:p>
          </table:table-cell>
          <table:table-cell table:number-columns-repeated="3" table:style-name="ce1"/>
          <table:table-cell office:value-type="float" office:value="41760000" table:style-name="ce1">
            <text:p>41760000</text:p>
          </table:table-cell>
          <table:table-cell office:value-type="float" office:value="3.6291454331776598" table:style-name="ce1">
            <text:p>3.629145433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6.8403266617358405E-3" table:formula="of:=[.G81]-[.H81]" table:style-name="ce1">
            <text:p>0.006840327</text:p>
          </table:table-cell>
          <table:table-cell office:value-type="float" office:value="4.6790068839254187E-5" table:formula="of:=[.I81]^2" table:style-name="ce1">
            <text:p>4.67901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42804000</text:p>
          </table:table-cell>
          <table:table-cell office:value-type="float" office:value="3.63074591078214" table:style-name="ce1">
            <text:p>3.630745911</text:p>
          </table:table-cell>
          <table:table-cell table:number-columns-repeated="3" table:style-name="ce1"/>
          <table:table-cell office:value-type="float" office:value="42282000" table:style-name="ce1">
            <text:p>42282000</text:p>
          </table:table-cell>
          <table:table-cell office:value-type="float" office:value="3.63044521002031" table:style-name="ce1">
            <text:p>3.63044521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8.1401035043859871E-3" table:formula="of:=[.G82]-[.H82]" table:style-name="ce1">
            <text:p>0.008140104</text:p>
          </table:table-cell>
          <table:table-cell office:value-type="float" office:value="6.6261285062117027E-5" table:formula="of:=[.I82]^2" table:style-name="ce1">
            <text:p>6.62613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43326000</text:p>
          </table:table-cell>
          <table:table-cell office:value-type="float" office:value="3.6323417165748002" table:style-name="ce1">
            <text:p>3.632341717</text:p>
          </table:table-cell>
          <table:table-cell table:number-columns-repeated="3" table:style-name="ce1"/>
          <table:table-cell office:value-type="float" office:value="42804000" table:style-name="ce1">
            <text:p>42804000</text:p>
          </table:table-cell>
          <table:table-cell office:value-type="float" office:value="3.63074591078214" table:style-name="ce1">
            <text:p>3.630745911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8.4408042662160732E-3" table:formula="of:=[.G83]-[.H83]" table:style-name="ce1">
            <text:p>0.008440804</text:p>
          </table:table-cell>
          <table:table-cell office:value-type="float" office:value="7.1247176660571457E-5" table:formula="of:=[.I83]^2" table:style-name="ce1">
            <text:p>7.12472E-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43848000</text:p>
          </table:table-cell>
          <table:table-cell office:value-type="float" office:value="3.6330773489511801" table:style-name="ce1">
            <text:p>3.633077349</text:p>
          </table:table-cell>
          <table:table-cell table:number-columns-repeated="3" table:style-name="ce1"/>
          <table:table-cell office:value-type="float" office:value="43326000" table:style-name="ce1">
            <text:p>43326000</text:p>
          </table:table-cell>
          <table:table-cell office:value-type="float" office:value="3.6323417165748002" table:style-name="ce1">
            <text:p>3.632341717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1.0036610058876239E-2" table:formula="of:=[.G84]-[.H84]" table:style-name="ce1">
            <text:p>0.01003661</text:p>
          </table:table-cell>
          <table:table-cell office:value-type="float" office:value="1.0073354147393569E-4" table:formula="of:=[.I84]^2" table:style-name="ce1">
            <text:p>0.0001007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44370000</text:p>
          </table:table-cell>
          <table:table-cell office:value-type="float" office:value="3.6328145852227598" table:style-name="ce1">
            <text:p>3.632814585</text:p>
          </table:table-cell>
          <table:table-cell table:number-columns-repeated="3" table:style-name="ce1"/>
          <table:table-cell office:value-type="float" office:value="43848000" table:style-name="ce1">
            <text:p>43848000</text:p>
          </table:table-cell>
          <table:table-cell office:value-type="float" office:value="3.6330773489511801" table:style-name="ce1">
            <text:p>3.633077349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1.0772242435256096E-2" table:formula="of:=[.G85]-[.H85]" table:style-name="ce1">
            <text:p>0.010772242</text:p>
          </table:table-cell>
          <table:table-cell office:value-type="float" office:value="1.1604120708393219E-4" table:formula="of:=[.I85]^2" table:style-name="ce1">
            <text:p>0.0001160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44892000</text:p>
          </table:table-cell>
          <table:table-cell office:value-type="float" office:value="3.63261531165469" table:style-name="ce1">
            <text:p>3.632615312</text:p>
          </table:table-cell>
          <table:table-cell table:number-columns-repeated="3" table:style-name="ce1"/>
          <table:table-cell office:value-type="float" office:value="44370000" table:style-name="ce1">
            <text:p>44370000</text:p>
          </table:table-cell>
          <table:table-cell office:value-type="float" office:value="3.6328145852227598" table:style-name="ce1">
            <text:p>3.632814585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1.0509478706835829E-2" table:formula="of:=[.G86]-[.H86]" table:style-name="ce1">
            <text:p>0.010509479</text:p>
          </table:table-cell>
          <table:table-cell office:value-type="float" office:value="1.1044914268943568E-4" table:formula="of:=[.I86]^2" table:style-name="ce1">
            <text:p>0.0001104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45414000</text:p>
          </table:table-cell>
          <table:table-cell office:value-type="float" office:value="3.6336475885989201" table:style-name="ce1">
            <text:p>3.633647589</text:p>
          </table:table-cell>
          <table:table-cell table:number-columns-repeated="3" table:style-name="ce1"/>
          <table:table-cell office:value-type="float" office:value="44892000" table:style-name="ce1">
            <text:p>44892000</text:p>
          </table:table-cell>
          <table:table-cell office:value-type="float" office:value="3.63261531165469" table:style-name="ce1">
            <text:p>3.632615312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1.0310205138766015E-2" table:formula="of:=[.G87]-[.H87]" table:style-name="ce1">
            <text:p>0.010310205</text:p>
          </table:table-cell>
          <table:table-cell office:value-type="float" office:value="1.0630033000343716E-4" table:formula="of:=[.I87]^2" table:style-name="ce1">
            <text:p>0.00010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45936000</text:p>
          </table:table-cell>
          <table:table-cell office:value-type="float" office:value="3.6338394683803101" table:style-name="ce1">
            <text:p>3.633839468</text:p>
          </table:table-cell>
          <table:table-cell table:number-columns-repeated="3" table:style-name="ce1"/>
          <table:table-cell office:value-type="float" office:value="45414000" table:style-name="ce1">
            <text:p>45414000</text:p>
          </table:table-cell>
          <table:table-cell office:value-type="float" office:value="3.6336475885989201" table:style-name="ce1">
            <text:p>3.633647589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1.1342482082996153E-2" table:formula="of:=[.G88]-[.H88]" table:style-name="ce1">
            <text:p>0.011342482</text:p>
          </table:table-cell>
          <table:table-cell office:value-type="float" office:value="1.2865189980308873E-4" table:formula="of:=[.I88]^2" table:style-name="ce1">
            <text:p>0.0001286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46458000</text:p>
          </table:table-cell>
          <table:table-cell office:value-type="float" office:value="3.6340097618438998" table:style-name="ce1">
            <text:p>3.634009762</text:p>
          </table:table-cell>
          <table:table-cell table:number-columns-repeated="3" table:style-name="ce1"/>
          <table:table-cell office:value-type="float" office:value="45936000" table:style-name="ce1">
            <text:p>45936000</text:p>
          </table:table-cell>
          <table:table-cell office:value-type="float" office:value="3.6338394683803101" table:style-name="ce1">
            <text:p>3.633839468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1.1534361864386167E-2" table:formula="of:=[.G89]-[.H89]" table:style-name="ce1">
            <text:p>0.011534362</text:p>
          </table:table-cell>
          <table:table-cell office:value-type="float" office:value="1.3304150361860594E-4" table:formula="of:=[.I89]^2" table:style-name="ce1">
            <text:p>0.0001330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46980000</text:p>
          </table:table-cell>
          <table:table-cell office:value-type="float" office:value="3.6345982746071499" table:style-name="ce1">
            <text:p>3.634598275</text:p>
          </table:table-cell>
          <table:table-cell table:number-columns-repeated="3" table:style-name="ce1"/>
          <table:table-cell office:value-type="float" office:value="46458000" table:style-name="ce1">
            <text:p>46458000</text:p>
          </table:table-cell>
          <table:table-cell office:value-type="float" office:value="3.6340097618438998" table:style-name="ce1">
            <text:p>3.634009762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1.1704655327975821E-2" table:formula="of:=[.G90]-[.H90]" table:style-name="ce1">
            <text:p>0.011704655</text:p>
          </table:table-cell>
          <table:table-cell office:value-type="float" office:value="1.3699895634671278E-4" table:formula="of:=[.I90]^2" table:style-name="ce1">
            <text:p>0.0001369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47502000</text:p>
          </table:table-cell>
          <table:table-cell office:value-type="float" office:value="3.6346389621248498" table:style-name="ce1">
            <text:p>3.634638962</text:p>
          </table:table-cell>
          <table:table-cell table:number-columns-repeated="3" table:style-name="ce1"/>
          <table:table-cell office:value-type="float" office:value="46980000" table:style-name="ce1">
            <text:p>46980000</text:p>
          </table:table-cell>
          <table:table-cell office:value-type="float" office:value="3.6345982746071499" table:style-name="ce1">
            <text:p>3.634598275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1.2293168091225937E-2" table:formula="of:=[.G91]-[.H91]" table:style-name="ce1">
            <text:p>0.012293168</text:p>
          </table:table-cell>
          <table:table-cell office:value-type="float" office:value="1.5112198171913553E-4" table:formula="of:=[.I91]^2" table:style-name="ce1">
            <text:p>0.0001511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48024000</text:p>
          </table:table-cell>
          <table:table-cell office:value-type="float" office:value="3.6344843638037698" table:style-name="ce1">
            <text:p>3.634484364</text:p>
          </table:table-cell>
          <table:table-cell table:number-columns-repeated="3" table:style-name="ce1"/>
          <table:table-cell office:value-type="float" office:value="47502000" table:style-name="ce1">
            <text:p>47502000</text:p>
          </table:table-cell>
          <table:table-cell office:value-type="float" office:value="3.6346389621248498" table:style-name="ce1">
            <text:p>3.634638962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1.2333855608925859E-2" table:formula="of:=[.G92]-[.H92]" table:style-name="ce1">
            <text:p>0.012333856</text:p>
          </table:table-cell>
          <table:table-cell office:value-type="float" office:value="1.5212399418183188E-4" table:formula="of:=[.I92]^2" table:style-name="ce1">
            <text:p>0.0001521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48546000</text:p>
          </table:table-cell>
          <table:table-cell office:value-type="float" office:value="3.6339357612311498" table:style-name="ce1">
            <text:p>3.633935761</text:p>
          </table:table-cell>
          <table:table-cell table:number-columns-repeated="3" table:style-name="ce1"/>
          <table:table-cell office:value-type="float" office:value="48024000" table:style-name="ce1">
            <text:p>48024000</text:p>
          </table:table-cell>
          <table:table-cell office:value-type="float" office:value="3.6344843638037698" table:style-name="ce1">
            <text:p>3.634484364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1.2179257287845857E-2" table:formula="of:=[.G93]-[.H93]" table:style-name="ce1">
            <text:p>0.012179257</text:p>
          </table:table-cell>
          <table:table-cell office:value-type="float" office:value="1.4833430808354643E-4" table:formula="of:=[.I93]^2" table:style-name="ce1">
            <text:p>0.0001483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49068000</text:p>
          </table:table-cell>
          <table:table-cell office:value-type="float" office:value="3.63359202648908" table:style-name="ce1">
            <text:p>3.633592026</text:p>
          </table:table-cell>
          <table:table-cell table:number-columns-repeated="3" table:style-name="ce1"/>
          <table:table-cell office:value-type="float" office:value="48546000" table:style-name="ce1">
            <text:p>48546000</text:p>
          </table:table-cell>
          <table:table-cell office:value-type="float" office:value="3.6339357612311498" table:style-name="ce1">
            <text:p>3.633935761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1.1630654715225841E-2" table:formula="of:=[.G94]-[.H94]" table:style-name="ce1">
            <text:p>0.011630655</text:p>
          </table:table-cell>
          <table:table-cell office:value-type="float" office:value="1.3527212910480508E-4" table:formula="of:=[.I94]^2" table:style-name="ce1">
            <text:p>0.0001352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49590000</text:p>
          </table:table-cell>
          <table:table-cell office:value-type="float" office:value="3.63409931453924" table:style-name="ce1">
            <text:p>3.634099315</text:p>
          </table:table-cell>
          <table:table-cell table:number-columns-repeated="3" table:style-name="ce1"/>
          <table:table-cell office:value-type="float" office:value="49068000" table:style-name="ce1">
            <text:p>49068000</text:p>
          </table:table-cell>
          <table:table-cell office:value-type="float" office:value="3.63359202648908" table:style-name="ce1">
            <text:p>3.633592026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1.1286919973156007E-2" table:formula="of:=[.G95]-[.H95]" table:style-name="ce1">
            <text:p>0.01128692</text:p>
          </table:table-cell>
          <table:table-cell office:value-type="float" office:value="1.2739456248042798E-4" table:formula="of:=[.I95]^2" table:style-name="ce1">
            <text:p>0.0001273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50112000</text:p>
          </table:table-cell>
          <table:table-cell office:value-type="float" office:value="3.6348148383309402" table:style-name="ce1">
            <text:p>3.634814838</text:p>
          </table:table-cell>
          <table:table-cell table:number-columns-repeated="3" table:style-name="ce1"/>
          <table:table-cell office:value-type="float" office:value="49590000" table:style-name="ce1">
            <text:p>49590000</text:p>
          </table:table-cell>
          <table:table-cell office:value-type="float" office:value="3.63409931453924" table:style-name="ce1">
            <text:p>3.634099315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1.1794208023315988E-2" table:formula="of:=[.G96]-[.H96]" table:style-name="ce1">
            <text:p>0.011794208</text:p>
          </table:table-cell>
          <table:table-cell office:value-type="float" office:value="1.3910334289725124E-4" table:formula="of:=[.I96]^2" table:style-name="ce1">
            <text:p>0.0001391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50634000</text:p>
          </table:table-cell>
          <table:table-cell office:value-type="float" office:value="3.6357862094948099" table:style-name="ce1">
            <text:p>3.635786209</text:p>
          </table:table-cell>
          <table:table-cell table:number-columns-repeated="3" table:style-name="ce1"/>
          <table:table-cell office:value-type="float" office:value="50112000" table:style-name="ce1">
            <text:p>50112000</text:p>
          </table:table-cell>
          <table:table-cell office:value-type="float" office:value="3.6348148383309402" table:style-name="ce1">
            <text:p>3.634814838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1.2509731815016245E-2" table:formula="of:=[.G97]-[.H97]" table:style-name="ce1">
            <text:p>0.012509732</text:p>
          </table:table-cell>
          <table:table-cell office:value-type="float" office:value="1.5649339008362963E-4" table:formula="of:=[.I97]^2" table:style-name="ce1">
            <text:p>0.00015649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51156000</text:p>
          </table:table-cell>
          <table:table-cell office:value-type="float" office:value="3.6362568429244999" table:style-name="ce1">
            <text:p>3.636256843</text:p>
          </table:table-cell>
          <table:table-cell table:number-columns-repeated="3" table:style-name="ce1"/>
          <table:table-cell office:value-type="float" office:value="50634000" table:style-name="ce1">
            <text:p>50634000</text:p>
          </table:table-cell>
          <table:table-cell office:value-type="float" office:value="3.6357862094948099" table:style-name="ce1">
            <text:p>3.635786209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1.3481102978885939E-2" table:formula="of:=[.G98]-[.H98]" table:style-name="ce1">
            <text:p>0.013481103</text:p>
          </table:table-cell>
          <table:table-cell office:value-type="float" office:value="1.8174013752732734E-4" table:formula="of:=[.I98]^2" table:style-name="ce1">
            <text:p>0.000181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51678000</text:p>
          </table:table-cell>
          <table:table-cell office:value-type="float" office:value="3.6362061894745001" table:style-name="ce1">
            <text:p>3.636206189</text:p>
          </table:table-cell>
          <table:table-cell table:number-columns-repeated="3" table:style-name="ce1"/>
          <table:table-cell office:value-type="float" office:value="51156000" table:style-name="ce1">
            <text:p>51156000</text:p>
          </table:table-cell>
          <table:table-cell office:value-type="float" office:value="3.6362568429244999" table:style-name="ce1">
            <text:p>3.636256843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1.3951736408575943E-2" table:formula="of:=[.G99]-[.H99]" table:style-name="ce1">
            <text:p>0.013951736</text:p>
          </table:table-cell>
          <table:table-cell office:value-type="float" office:value="1.9465094881438355E-4" table:formula="of:=[.I99]^2" table:style-name="ce1">
            <text:p>0.0001946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 - 52200000</text:p>
          </table:table-cell>
          <table:table-cell office:value-type="float" office:value="3.6359383771724598" table:style-name="ce1">
            <text:p>3.635938377</text:p>
          </table:table-cell>
          <table:table-cell table:number-columns-repeated="3" table:style-name="ce1"/>
          <table:table-cell office:value-type="float" office:value="51678000" table:style-name="ce1">
            <text:p>51678000</text:p>
          </table:table-cell>
          <table:table-cell office:value-type="float" office:value="3.6362061894745001" table:style-name="ce1">
            <text:p>3.636206189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1.3901082958576172E-2" table:formula="of:=[.G100]-[.H100]" table:style-name="ce1">
            <text:p>0.013901083</text:p>
          </table:table-cell>
          <table:table-cell office:value-type="float" office:value="1.9324010742121685E-4" table:formula="of:=[.I100]^2" table:style-name="ce1">
            <text:p>0.00019324</text:p>
          </table:table-cell>
          <table:table-cell table:number-columns-repeated="16374"/>
        </table:table-row>
        <table:table-row table:style-name="ro1">
          <table:table-cell table:number-columns-repeated="5" table:style-name="ce1"/>
          <table:table-cell office:value-type="float" office:value="52200000" table:style-name="ce1">
            <text:p>52200000</text:p>
          </table:table-cell>
          <table:table-cell office:value-type="float" office:value="3.6359383771724598" table:style-name="ce1">
            <text:p>3.635938377</text:p>
          </table:table-cell>
          <table:table-cell office:value-type="float" office:value="3.622305106515924" table:style-name="ce1">
            <text:p>3.622305107</text:p>
          </table:table-cell>
          <table:table-cell office:value-type="float" office:value="1.3633270656535856E-2" table:formula="of:=[.G101]-[.H101]" table:style-name="ce1">
            <text:p>0.013633271</text:p>
          </table:table-cell>
          <table:table-cell office:value-type="float" office:value="1.8586606879436162E-4" table:formula="of:=[.I101]^2" table:style-name="ce1">
            <text:p>0.000185866</text:p>
          </table:table-cell>
          <table:table-cell table:number-columns-repeated="16374"/>
        </table:table-row>
        <table:table-row table:style-name="ro1">
          <table:table-cell table:number-columns-repeated="5" table:style-name="ce1"/>
          <table:table-cell office:value-type="string" table:style-name="ce1">
            <text:p>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ount<text:s/></text:p>
          </table:table-cell>
          <table:table-cell table:number-columns-repeated="4" table:style-name="ce1"/>
          <table:table-cell office:value-type="float" office:value="100" table:style-name="ce1">
            <text:p>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ean</text:p>
          </table:table-cell>
          <table:table-cell table:number-columns-repeated="4" table:style-name="ce1"/>
          <table:table-cell office:value-type="float" office:value="3.622305106515924" table:style-name="ce1">
            <text:p>3.62230510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ariance</text:p>
          </table:table-cell>
          <table:table-cell table:number-columns-repeated="4" table:style-name="ce1"/>
          <table:table-cell office:value-type="float" office:value="1.8286347842360419E-4" table:formula="of:=SUM([.J2:.J101])/99" table:style-name="ce1">
            <text:p>0.00018286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tandard deviation</text:p>
          </table:table-cell>
          <table:table-cell table:number-columns-repeated="4" table:style-name="ce1"/>
          <table:table-cell office:value-type="float" office:value="1.3522702334356257E-2" table:formula="of:=[.F105]^0.5" table:style-name="ce1">
            <text:p>0.013522702</text:p>
          </table:table-cell>
          <table:table-cell table:number-columns-repeated="16378" table:style-name="ce1"/>
        </table:table-row>
        <table:table-row table:number-rows-repeated="10484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aimona adam</meta:initial-creator>
    <dc:creator>maimona adam</dc:creator>
    <meta:creation-date>2021-08-15T22:11:06Z</meta:creation-date>
    <dc:date>2021-09-09T19:37:4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78.2261417322835pt" svg:width="732.2579527559055pt" chart:style-name="Crt0">
        <chart:title chart:style-name="CT00">
          <text:p text:style-name="a0" text:class-names="" text:cond-style-name="">Python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entropy_output_python.$G$1" chart:values-cell-range-address="entropy_output_python.$G$2:.$G$101" chart:class="chart:scatter" chart:attached-axis="primary-y" chart:style-name="G0S0">
            <chart:domain table:cell-range-address="entropy_output_python.$F$2:.$F$101"/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8333in" chart:symbol-height="0.08333in" chart:connect-bars="false" chart:solid-type="cuboid"/>
      <style:graphic-properties draw:fill="none" draw:stroke="solid" svg:stroke-width="0.02778in" svg:stroke-color="#4472c4" svg:stroke-opacity="50%" draw:stroke-linejoin="round" svg:stroke-linecap="butt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Mi1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478.2261417322835pt" svg:width="732.2579527559055pt" chart:style-name="Crt0">
        <chart:title chart:style-name="CT00">
          <text:p text:style-name="a0" text:class-names="" text:cond-style-name="">Python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xis Title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2" text:class-names="" text:cond-style-name="">Axis Title</text:p>
            </chart:title>
            <chart:grid chart:class="major" chart:style-name="GMa1"/>
            <chart:grid chart:class="minor" chart:style-name="GMi1"/>
          </chart:axis>
          <chart:series chart:values-cell-range-address="entropy_output_python.$J$2:.$J$101" chart:class="chart:scatter" chart:attached-axis="primary-y" chart:style-name="G0S0">
            <chart:domain table:cell-range-address="entropy_output_python.$F$2:.$G$101"/>
            <chart:data-point chart:repeated="10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